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92a" officeooo:paragraph-rsid="0003192a"/>
    </style:style>
    <style:style style:name="P2" style:family="paragraph" style:parent-style-name="Standard">
      <style:text-properties officeooo:rsid="0004d974" officeooo:paragraph-rsid="0004d974"/>
    </style:style>
    <style:style style:name="P3" style:family="paragraph" style:parent-style-name="Standard">
      <style:text-properties officeooo:rsid="00066e67" officeooo:paragraph-rsid="0007e43a"/>
    </style:style>
    <style:style style:name="P4" style:family="paragraph" style:parent-style-name="Standard">
      <style:text-properties officeooo:rsid="0007e43a" officeooo:paragraph-rsid="0007e43a"/>
    </style:style>
    <style:style style:name="T1" style:family="text">
      <style:text-properties officeooo:rsid="0004d974"/>
    </style:style>
    <style:style style:name="T2" style:family="text">
      <style:text-properties officeooo:rsid="00066e67"/>
    </style:style>
    <style:style style:name="T3" style:family="text">
      <style:text-properties officeooo:rsid="00074ba6"/>
    </style:style>
    <style:style style:name="T4" style:family="text">
      <style:text-properties officeooo:rsid="00094d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ve taught from Buddhism is that when I encounter a problem, I should not avoid it, but look deeply into it’s roots. I feel that I am struggling with understanding all of this alone, so I strongly seek for the advice.</text:p>
      <text:p text:style-name="P1">I am 20 yo, practicing Buddhism for 8 months. It has already had a huge impact on my life. I’ve <text:span text:style-name="T4">become free from </text:span>my seasonal depression, found a new great hobby (studying Machine Learning), improved my relationships with parents. Here’s the list of problems I am facing now:</text:p>
      <text:p text:style-name="P1">1. I can’t meditate more than 10 minutes now, although it was not much struggle to make 40 minutes 2 weeks ago. <text:span text:style-name="T1">During the last 2 weeks I’ve been studying on coursera too hard, didn’t give myself a single day of rest. I feel I have overstrained my concentration while trying to absorb more information than my brain could handle. As a result I feel very week and unable to focus on breathing during the meditation. Has anyone experienced such a condition? How long may it last and how to overcome it?</text:span></text:p>
      <text:p text:style-name="P2">2. The situation more than 2 weeks ago also was not good. During meditation I did not experience anything. It was just nothing. No bliss, no any kind of insight into the true nature of the reality, no mindfulness, no thoughts, no memories, no plans. <text:span text:style-name="T2">It was like stupor, which is not supposed to take me anywhere. How to deal with the stupor, how to make the meditation practice a journey, a deep investigation, how to make it meaningful?</text:span></text:p>
      <text:p text:style-name="P3">3. Buddhism did not help me to overcome my loneliness. What you need to know about my character here is that I have never in my life hated anyone, I have never made anyone any harm on purprose, I am very peaceful person. I’ve always had a deep love towards all living creatures. That’s exactly why I <text:span text:style-name="T3">am</text:span> a vegetarian. Although at the same time it is clear for me that for the most of my life I’ve been very egoistic and didn’t care about what other people thought. I did not do them any harm, and did not do any good either. Now I understand that what we call “I” is a concept, which can not be found anywhere except our imagination. I understand that the feelings of other living creatures are just as important as mine. <text:span text:style-name="T3">But I still do no good to the people around me. I don’t know how is that supposed to be.</text:span></text:p>
      <text:p text:style-name="P3"><text:span text:style-name="T3">“-Hello. Do you suffer? </text:span></text:p>
      <text:p text:style-name="P3"><text:span text:style-name="T3">-Well, yes, I’ve got so much problems. </text:span></text:p>
      <text:p text:style-name="P3"><text:span text:style-name="T3">-You suffer, because you get angry, cling to things and are stupid. Stop doing it, read books about Buddhism, start meditating and you’ll be fine”. That’s definitely not the way to speak with people. But how to soothe other people’s suffering? How to show them my love and compassion?</text:span></text:p>
      <text:p text:style-name="P4">I feel I am stuck in the theory of Buddhism. When a thought “I am lonely” arises, this sequence of thouths also arises: “What are you talking about? There is no any “I” to be lonely, it is only a name for the stream of empty dhammas. There is no one who is lonely. And there is no loneliness, too, because all Universe is interconnected. Division between “me” and “not-me” is illusory”. But I feel lonely anyw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09:09:45.082460730</meta:creation-date>
    <meta:generator>LibreOffice/6.0.6.2$Linux_X86_64 LibreOffice_project/00m0$Build-2</meta:generator>
    <dc:date>2019-01-09T10:24:02.353792657</dc:date>
    <meta:editing-duration>PT22S</meta:editing-duration>
    <meta:editing-cycles>1</meta:editing-cycles>
    <meta:document-statistic meta:table-count="0" meta:image-count="0" meta:object-count="0" meta:page-count="1" meta:paragraph-count="9" meta:word-count="556" meta:character-count="3003" meta:non-whitespace-character-count="2453"/>
  </office:meta>
</office:document-meta>
</file>